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P9" style:family="paragraph">
      <style:text-properties style:font-name="Arial" fo:font-weight="bold" style:font-weight-asian="bold" style:font-weight-complex="bold"/>
    </style:style>
    <style:style style:name="P10" style:family="paragraph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1" style:family="paragraph">
      <style:text-properties style:font-name="Trebuchet MS" fo:font-size="24pt" style:font-size-asian="24pt" style:font-size-complex="24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style:font-name="Trebuchet MS" fo:font-size="20pt" style:font-size-asian="20pt" style:font-size-complex="20pt"/>
    </style:style>
    <style:style style:name="P14" style:family="paragraph">
      <style:paragraph-properties fo:text-align="center"/>
      <style:text-properties style:font-name="Trebuchet MS" fo:font-size="16pt" style:font-size-asian="16pt" style:font-size-complex="16pt"/>
    </style:style>
    <style:style style:name="P15" style:family="paragraph">
      <style:text-properties fo:font-size="40pt" fo:font-style="italic" style:font-size-asian="40pt" style:font-style-asian="italic" style:font-size-complex="40pt" style:font-style-complex="italic"/>
    </style:style>
    <style:style style:name="P16" style:family="paragraph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P17" style:family="paragraph">
      <style:paragraph-properties fo:text-align="center"/>
      <style:text-properties fo:color="#008000" fo:font-size="12pt" style:font-size-asian="12pt" style:font-size-complex="12pt"/>
    </style:style>
    <style:style style:name="P18" style:family="paragraph">
      <style:paragraph-properties fo:text-align="center"/>
      <style:text-properties fo:color="#008000" style:font-name="Trebuchet MS" fo:font-size="12pt" style:font-size-asian="12pt" style:font-size-complex="12pt"/>
    </style:style>
    <style:style style:name="P19" style:family="paragraph">
      <style:text-properties fo:color="#dc2300"/>
    </style:style>
    <style:style style:name="P20" style:family="paragraph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1" style:family="paragraph">
      <style:paragraph-properties fo:text-align="center"/>
      <style:text-properties fo:color="#dc2300"/>
    </style:style>
    <style:style style:name="P22" style:family="paragraph">
      <style:paragraph-properties fo:text-align="center"/>
      <style:text-properties fo:color="#dc2300" style:font-name="Trebuchet MS" fo:font-size="16pt" style:font-size-asian="16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rebuchet MS" fo:font-size="24pt" style:font-size-asian="24pt" style:font-size-complex="24pt"/>
    </style:style>
    <style:style style:name="T9" style:family="text">
      <style:text-properties style:font-name="Trebuchet MS" fo:font-size="20pt" style:font-size-asian="20pt" style:font-size-complex="20pt"/>
    </style:style>
    <style:style style:name="T10" style:family="text">
      <style:text-properties style:font-name="Trebuchet MS" fo:font-size="16pt" style:font-size-asian="16pt" style:font-size-complex="16pt"/>
    </style:style>
    <style:style style:name="T11" style:family="text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T12" style:family="text">
      <style:text-properties fo:color="#008000" style:font-name="Trebuchet MS" fo:font-size="12pt" style:font-size-asian="12pt" style:font-size-complex="12pt"/>
    </style:style>
    <style:style style:name="T13" style:family="text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dc2300" style:font-name="Trebuchet MS" fo:font-size="16pt" style:font-size-asian="16pt" style:font-size-complex="16pt"/>
    </style:style>
    <style:style style:name="gr1" style:family="graphic">
      <style:graphic-properties draw:stroke="dash" draw:stroke-dash="Fine_20_Dashed_20__28_var_29_" draw:opacity="0%" draw:textarea-horizontal-align="justify" draw:textarea-vertical-align="middle" draw:auto-grow-height="fals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1cm" svg:stroke-color="#dc2300" draw:marker-start-width="0.499cm" draw:marker-end-width="0.499cm" draw:fill-color="#b3b3b3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dash" draw:stroke-dash="Ultrafine_20_Dashed" svg:stroke-width="0.199cm" svg:stroke-color="#00ae00" draw:marker-start-width="0.651cm" draw:marker-end-width="0.651cm" draw:fill-color="#ffffff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dc2300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dash" draw:stroke-dash="Ultrafine_20_Dashed" svg:stroke-width="0.101cm" svg:stroke-color="#dc2300" draw:marker-start-width="0.499cm" draw:marker-end-width="0.499cm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ff0000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2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5" draw:text-style-name="P4" svg:width="1.691cm" svg:height="1.691cm" svg:x="12.15cm" svg:y="0.272cm"><text:p text:style-name="P3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draw:text-style-name="P4" svg:width="1.061cm" svg:height="0.807cm" svg:x="11.869cm" svg:y="0.12cm"><text:p text:style-name="P3"><text:span text:style-name="T2">op1</text:span></text:p><draw:enhanced-geometry svg:viewBox="0 0 21600 21600" draw:type="rectangle" draw:enhanced-path="M 0 0 L 21600 0 21600 21600 0 21600 0 0 Z N"/></draw:custom-shape><draw:frame text:anchor-type="paragraph" draw:z-index="16" draw:style-name="gr8" draw:text-style-name="P2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2" draw:style-name="gr2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draw:text-style-name="P4" svg:width="1.061cm" svg:height="1.629cm" svg:x="5.763cm" svg:y="0.258cm"><text:p text:style-name="P3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style-name="gr6" draw:text-style-name="P3" svg:x1="8.728cm" svg:y1="0.187cm" svg:x2="12.15cm" svg:y2="0.187cm"><text:p/></draw:line><draw:line text:anchor-type="paragraph" draw:z-index="22" draw:style-name="gr10" draw:text-style-name="P3" svg:x1="7.754cm" svg:y1="2.309cm" svg:x2="8.728cm" svg:y2="0.187cm"><text:p/></draw:line></text:p>
      <text:p text:style-name="Standard"/>
      <text:p text:style-name="Standard"><draw:custom-shape text:anchor-type="paragraph" draw:z-index="9" draw:style-name="gr4" draw:text-style-name="P4" svg:width="1.061cm" svg:height="0.807cm" svg:x="11.848cm" svg:y="0.365cm"><text:p text:style-name="P3"><text:span text:style-name="T2">op2</text:span></text:p><draw:enhanced-geometry svg:viewBox="0 0 21600 21600" draw:type="rectangle" draw:enhanced-path="M 0 0 L 21600 0 21600 21600 0 21600 0 0 Z N"/></draw:custom-shape><draw:frame text:anchor-type="paragraph" draw:z-index="3" draw:style-name="gr3" draw:text-style-name="P2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7" draw:style-name="gr5" draw:text-style-name="P4" svg:width="1.691cm" svg:height="1.691cm" svg:x="12.171cm" svg:y="0.072cm"><text:p text:style-name="P3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4" draw:style-name="gr7" draw:text-style-name="P3" svg:x1="8.174cm" svg:y1="0.443cm" svg:x2="12.171cm" svg:y2="0.443cm"><text:p/></draw:line><draw:frame text:anchor-type="paragraph" draw:z-index="17" draw:style-name="gr8" draw:text-style-name="P2" svg:width="2.664cm" svg:height="0.65cm" svg:x="1.953cm" svg:y="0.019cm"><draw:text-box><text:p><text:span text:style-name="T1">op1@M</text:span></text:p></draw:text-box></draw:frame><draw:custom-shape text:anchor-type="paragraph" draw:z-index="18" draw:style-name="gr9" draw:text-style-name="P2" svg:width="1.715cm" svg:height="1.841cm" svg:x="6.04cm" svg:y="0.231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3" draw:style-name="gr7" draw:text-style-name="P3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1" draw:style-name="gr5" draw:text-style-name="P4" svg:width="1.691cm" svg:height="1.691cm" svg:x="12.192cm" svg:y="0.284cm"><text:p text:style-name="P3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4" svg:width="1.061cm" svg:height="0.807cm" svg:x="11.89cm" svg:y="0.145cm"><text:p text:style-name="P3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1" draw:style-name="gr6" draw:text-style-name="P3" svg:x1="6.939cm" svg:y1="0.123cm" svg:x2="6.994cm" svg:y2="3.263cm"><text:p/></draw:line></text:p>
      <text:p text:style-name="Standard"/>
      <text:p text:style-name="Standard"><draw:line text:anchor-type="paragraph" draw:z-index="15" draw:style-name="gr7" draw:text-style-name="P3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0" draw:style-name="gr5" draw:text-style-name="P4" svg:width="1.691cm" svg:height="1.691cm" svg:x="6.041cm" svg:y="0.122cm"><text:p text:style-name="P3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1" draw:style-name="gr4" draw:text-style-name="P4" svg:width="1.061cm" svg:height="0.807cm" svg:x="9.791cm" svg:y="0.032cm"><text:p text:style-name="P3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3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6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1" draw:text-style-name="P5" svg:width="5.524cm" svg:height="1.11cm" svg:x="0.78cm" svg:y="0.019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9" draw:style-name="gr7" draw:text-style-name="P3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30" draw:style-name="gr3" draw:text-style-name="P2" svg:width="2.468cm" svg:height="0.629cm" svg:x="4.516cm" svg:y="0.194cm"><draw:text-box><text:p><text:span text:style-name="T1">Aggregator</text:span></text:p></draw:text-box></draw:frame><draw:custom-shape text:anchor-type="paragraph" draw:z-index="32" draw:style-name="gr4" draw:text-style-name="P4" svg:width="1.061cm" svg:height="0.807cm" svg:x="9.791cm" svg:y="0.314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34" draw:style-name="gr7" draw:text-style-name="P3" svg:x1="0.845cm" svg:y1="0.474cm" svg:x2="4.225cm" svg:y2="0.474cm"><text:p/></draw:line></text:p>
      <text:p text:style-name="Standard"><draw:custom-shape text:anchor-type="paragraph" draw:z-index="25" draw:style-name="gr2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7" draw:style-name="gr5" draw:text-style-name="P4" svg:width="1.691cm" svg:height="1.691cm" svg:x="10.287cm" svg:y="0.146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8" draw:style-name="gr7" draw:text-style-name="P3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2" draw:style-name="gr4" draw:text-style-name="P4" svg:width="1.061cm" svg:height="0.807cm" svg:x="9.682cm" svg:y="0.367cm"><text:p text:style-name="P3"><text:span text:style-name="T2">print</text:span></text:p><text:p text:style-name="P3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1" draw:style-name="gr11" draw:text-style-name="P5" svg:width="5.524cm" svg:height="1.11cm" svg:x="1.191cm" svg:y="0.247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6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0" draw:style-name="gr4" draw:text-style-name="P4" svg:width="1.498cm" svg:height="0.807cm" svg:x="3.235cm" svg:y="0.367cm"><text:p text:style-name="P3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0" draw:style-name="gr7" draw:text-style-name="P3" svg:x1="6.983cm" svg:y1="0.021cm" svg:x2="9.92cm" svg:y2="0.021cm"><text:p/></draw:line></text:p>
      <text:p text:style-name="Standard"><draw:frame text:anchor-type="paragraph" draw:z-index="41" draw:style-name="gr3" draw:text-style-name="P6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3" draw:style-name="gr4" draw:text-style-name="P4" svg:width="1.061cm" svg:height="0.807cm" svg:x="9.663cm" svg:y="0.307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44" draw:style-name="gr7" draw:text-style-name="P3" svg:x1="0.845cm" svg:y1="0.443cm" svg:x2="4.225cm" svg:y2="0.443cm"><text:p/></draw:line></text:p>
      <text:p text:style-name="Standard"><draw:custom-shape text:anchor-type="paragraph" draw:z-index="1" draw:style-name="gr2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9" draw:style-name="gr9" draw:text-style-name="P2" svg:width="1.442cm" svg:height="1.338cm" svg:x="4.711cm" svg:y="0.086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9" draw:style-name="gr5" draw:text-style-name="P4" svg:width="1.691cm" svg:height="1.691cm" svg:x="10.308cm" svg:y="0.139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7" draw:style-name="gr7" draw:text-style-name="P3" svg:x1="6.983cm" svg:y1="0.296cm" svg:x2="9.92cm" svg:y2="0.296cm"><text:p/></draw:line><draw:line text:anchor-type="paragraph" draw:z-index="48" draw:style-name="gr7" draw:text-style-name="P3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5" draw:style-name="gr2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6" draw:style-name="gr5" draw:text-style-name="P4" svg:width="1.691cm" svg:height="1.691cm" svg:x="4.634cm" svg:y="0.259cm"><text:p text:style-name="P3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6" draw:style-name="gr3" draw:text-style-name="P7" svg:width="2.468cm" svg:height="0.629cm" svg:x="0.273cm" svg:y="3.113cm"><draw:text-box><text:p><text:span text:style-name="T4">Student</text:span></text:p></draw:text-box></draw:frame><draw:line text:anchor-type="paragraph" draw:z-index="85" draw:style-name="gr7" draw:text-style-name="P3" svg:x1="1.6cm" svg:y1="3.307cm" svg:x2="3.27cm" svg:y2="3.328cm"><text:p/></draw:line><draw:frame text:anchor-type="paragraph" draw:z-index="84" draw:style-name="gr3" draw:text-style-name="P7" svg:width="2.468cm" svg:height="0.629cm" svg:x="2.785cm" svg:y="1.413cm"><draw:text-box><text:p><text:span text:style-name="T4">Client</text:span></text:p></draw:text-box></draw:frame><draw:line text:anchor-type="paragraph" draw:z-index="83" draw:style-name="gr7" draw:text-style-name="P3" svg:x1="3.939cm" svg:y1="3.33cm" svg:x2="5.609cm" svg:y2="3.351cm"><text:p/></draw:line><draw:custom-shape text:anchor-type="paragraph" draw:z-index="82" draw:style-name="gr2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1" draw:style-name="gr7" draw:text-style-name="P3" svg:x1="1.993cm" svg:y1="5.071cm" svg:x2="1.69cm" svg:y2="6.133cm"><text:p/></draw:line><draw:line text:anchor-type="paragraph" draw:z-index="80" draw:style-name="gr12" draw:text-style-name="P3" svg:x1="1.993cm" svg:y1="5.071cm" svg:x2="5.609cm" svg:y2="3.979cm"><text:p/></draw:line><draw:custom-shape text:anchor-type="paragraph" draw:z-index="52" draw:style-name="gr2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3" draw:style-name="gr3" draw:text-style-name="P7" svg:width="2.468cm" svg:height="0.629cm" svg:x="5.253cm" svg:y="0.914cm"><draw:text-box><text:p><text:span text:style-name="T4">ThesisWF</text:span></text:p></draw:text-box></draw:frame><draw:custom-shape text:anchor-type="paragraph" draw:z-index="54" draw:style-name="gr2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5" draw:style-name="gr2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6" draw:style-name="gr3" draw:text-style-name="P7" svg:width="4.451cm" svg:height="0.629cm" svg:x="7.438cm" svg:y="0.914cm"><draw:text-box><text:p><text:span text:style-name="T4">ProjectEvaluationWF</text:span></text:p></draw:text-box></draw:frame><draw:frame text:anchor-type="paragraph" draw:z-index="57" draw:style-name="gr3" draw:text-style-name="P7" svg:width="4.451cm" svg:height="0.629cm" svg:x="11.315cm" svg:y="0.914cm"><draw:text-box><text:p><text:span text:style-name="T4">TutorRedirector</text:span></text:p></draw:text-box></draw:frame><draw:custom-shape text:anchor-type="paragraph" draw:z-index="58" draw:style-name="gr2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9" draw:style-name="gr3" draw:text-style-name="P7" svg:width="1.874cm" svg:height="0.629cm" svg:x="14.369cm" svg:y="0.914cm"><draw:text-box><text:p><text:span text:style-name="T4">MrBarnes</text:span></text:p></draw:text-box></draw:frame><draw:custom-shape text:anchor-type="paragraph" draw:z-index="60" draw:style-name="gr2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1" draw:style-name="gr3" draw:text-style-name="P7" svg:width="1.874cm" svg:height="0.629cm" svg:x="14.476cm" svg:y="5.981cm"><draw:text-box><text:p><text:span text:style-name="T4">MrWho</text:span></text:p></draw:text-box></draw:frame><draw:line text:anchor-type="paragraph" draw:z-index="62" draw:style-name="gr7" draw:text-style-name="P3" svg:x1="9.853cm" svg:y1="3.265cm" svg:x2="11.523cm" svg:y2="3.286cm"><text:p/></draw:line><draw:line text:anchor-type="paragraph" draw:z-index="63" draw:style-name="gr7" draw:text-style-name="P3" svg:x1="12.778cm" svg:y1="2.312cm" svg:x2="14.747cm" svg:y2="2.333cm"><text:p/></draw:line><draw:line text:anchor-type="paragraph" draw:z-index="64" draw:style-name="gr7" draw:text-style-name="P3" svg:x1="12.778cm" svg:y1="4.759cm" svg:x2="14.768cm" svg:y2="4.78cm"><text:p/></draw:line><draw:line text:anchor-type="paragraph" draw:z-index="65" draw:style-name="gr7" draw:text-style-name="P3" svg:x1="6.929cm" svg:y1="3.244cm" svg:x2="8.599cm" svg:y2="3.265cm"><text:p/></draw:line><draw:frame text:anchor-type="paragraph" draw:z-index="67" draw:style-name="gr3" draw:text-style-name="P7" svg:width="4.451cm" svg:height="0.629cm" svg:x="8.348cm" svg:y="9.402cm"><draw:text-box><text:p><text:span text:style-name="T4">Authenticator</text:span></text:p></draw:text-box></draw:frame><draw:line text:anchor-type="paragraph" draw:z-index="68" draw:style-name="gr7" draw:text-style-name="P3" svg:x1="9.181cm" svg:y1="4.542cm" svg:x2="9.183cm" svg:y2="6.036cm"><text:p/></draw:line><draw:line text:anchor-type="paragraph" draw:z-index="69" draw:style-name="gr12" draw:text-style-name="P3" svg:x1="6.907cm" svg:y1="4.434cm" svg:x2="7.905cm" svg:y2="4.434cm"><text:p/></draw:line><draw:line text:anchor-type="paragraph" draw:z-index="70" draw:style-name="gr7" draw:text-style-name="P3" svg:x1="7.906cm" svg:y1="4.434cm" svg:x2="8.836cm" svg:y2="6.23cm"><text:p/></draw:line><draw:custom-shape text:anchor-type="paragraph" draw:z-index="71" draw:style-name="gr2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2" draw:style-name="gr3" draw:text-style-name="P7" svg:width="2.027cm" svg:height="0.629cm" svg:x="5.489cm" svg:y="9.402cm"><draw:text-box><text:p><text:span text:style-name="T4">Secretary</text:span></text:p></draw:text-box></draw:frame><draw:custom-shape text:anchor-type="paragraph" draw:z-index="66" draw:style-name="gr2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3" draw:style-name="gr7" draw:text-style-name="P3" svg:x1="6.084cm" svg:y1="4.411cm" svg:x2="6.109cm" svg:y2="6.166cm"><text:p/></draw:line><draw:custom-shape text:anchor-type="paragraph" draw:z-index="74" draw:style-name="gr2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5" draw:style-name="gr3" draw:text-style-name="P7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6" draw:style-name="gr2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7" draw:style-name="gr3" draw:text-style-name="P7" svg:width="2.005cm" svg:height="0.629cm" svg:x="0.855cm" svg:y="9.402cm"><draw:text-box><text:p><text:span text:style-name="T4">University</text:span></text:p></draw:text-box></draw:frame><draw:line text:anchor-type="paragraph" draw:z-index="78" draw:style-name="gr12" draw:text-style-name="P3" svg:x1="4.611cm" svg:y1="4.704cm" svg:x2="5.846cm" svg:y2="4.217cm"><text:p/></draw:line><draw:line text:anchor-type="paragraph" draw:z-index="79" draw:style-name="gr7" draw:text-style-name="P3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7" draw:style-name="gr12" draw:text-style-name="P3" svg:width="0.909cm" svg:height="0.888cm" svg:x="7.906cm" svg:y="0.279cm"><text:p/></draw:ellipse><text:soft-page-break/></text:p>
      <text:p text:style-name="Standard"/>
      <text:p text:style-name="Standard"><draw:line text:anchor-type="paragraph" draw:z-index="94" draw:style-name="gr12" draw:text-style-name="P3" svg:x1="8.348cm" svg:y1="0.192cm" svg:x2="8.348cm" svg:y2="0.91cm"><text:p/></draw:line></text:p>
      <text:p text:style-name="Standard"><draw:custom-shape text:anchor-type="paragraph" draw:z-index="93" draw:style-name="gr5" draw:text-style-name="P8" svg:width="3.024cm" svg:height="1.549cm" svg:x="6.854cm" svg:y="0.423cm"><text:p text:style-name="P3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9" draw:style-name="gr12" draw:text-style-name="P3" svg:x1="4.284cm" svg:y1="0.406cm" svg:x2="12.597cm" svg:y2="0.406cm"><text:p/></draw:line><draw:line text:anchor-type="paragraph" draw:z-index="90" draw:style-name="gr12" draw:text-style-name="P3" svg:x1="4.294cm" svg:y1="0.406cm" svg:x2="4.285cm" svg:y2="1.256cm"><text:p/></draw:line><draw:line text:anchor-type="paragraph" draw:z-index="91" draw:style-name="gr12" draw:text-style-name="P3" svg:x1="8.366cm" svg:y1="0.406cm" svg:x2="8.375cm" svg:y2="2.113cm"><text:p/></draw:line><draw:line text:anchor-type="paragraph" draw:z-index="88" draw:style-name="gr12" draw:text-style-name="P3" svg:x1="8.359cm" svg:y1="0.03cm" svg:x2="8.366cm" svg:y2="0.406cm"><text:p/></draw:line><draw:line text:anchor-type="paragraph" draw:z-index="107" draw:style-name="gr12" draw:text-style-name="P3" svg:x1="12.598cm" svg:y1="0.406cm" svg:x2="12.589cm" svg:y2="1.256cm"><text:p/></draw:line></text:p>
      <text:p text:style-name="Standard"/>
      <text:p text:style-name="Standard"><draw:custom-shape text:anchor-type="paragraph" draw:z-index="92" draw:style-name="gr5" draw:text-style-name="P8" svg:width="3.433cm" svg:height="1.549cm" svg:x="2.505cm" svg:y="0.282cm"><text:p text:style-name="P3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5" draw:text-style-name="P8" svg:width="3.433cm" svg:height="1.549cm" svg:x="10.931cm" svg:y="0.282cm"><text:p text:style-name="P3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1" draw:style-name="gr5" draw:text-style-name="P8" svg:width="3.433cm" svg:height="1.549cm" svg:x="6.586cm" svg:y="0.157cm"><text:p text:style-name="P3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6" draw:style-name="gr12" draw:text-style-name="P3" svg:x1="4.25cm" svg:y1="0.371cm" svg:x2="4.241cm" svg:y2="1.221cm"><text:p/></draw:line><draw:line text:anchor-type="paragraph" draw:z-index="106" draw:style-name="gr12" draw:text-style-name="P3" svg:x1="12.623cm" svg:y1="0.371cm" svg:x2="12.614cm" svg:y2="1.221cm"><text:p/></draw:line></text:p>
      <text:p text:style-name="Standard"/>
      <text:p text:style-name="Standard"><draw:custom-shape text:anchor-type="paragraph" draw:z-index="95" draw:style-name="gr5" draw:text-style-name="P8" svg:width="3.433cm" svg:height="1.549cm" svg:x="2.505cm" svg:y="0.282cm"><text:p text:style-name="P3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2" draw:style-name="gr12" draw:text-style-name="P3" svg:x1="8.35cm" svg:y1="0.245cm" svg:x2="8.35cm" svg:y2="7.897cm"><text:p/></draw:line><draw:custom-shape text:anchor-type="paragraph" draw:z-index="105" draw:style-name="gr5" draw:text-style-name="P8" svg:width="3.433cm" svg:height="1.549cm" svg:x="10.931cm" svg:y="0.242cm"><text:p text:style-name="P3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2" draw:text-style-name="P3" svg:x1="4.215cm" svg:y1="0.371cm" svg:x2="4.206cm" svg:y2="1.221cm"><text:p/></draw:line><draw:line text:anchor-type="paragraph" draw:z-index="103" draw:style-name="gr13" draw:text-style-name="P3" svg:x1="8.356cm" svg:y1="0.381cm" svg:x2="4.216cm" svg:y2="0.878cm"><text:p/></draw:line><draw:line text:anchor-type="paragraph" draw:z-index="109" draw:style-name="gr13" draw:text-style-name="P3" svg:x1="8.356cm" svg:y1="0.381cm" svg:x2="12.67cm" svg:y2="0.801cm"><text:p/></draw:line><draw:line text:anchor-type="paragraph" draw:z-index="108" draw:style-name="gr12" draw:text-style-name="P3" svg:x1="12.671cm" svg:y1="0.33cm" svg:x2="12.662cm" svg:y2="1.18cm"><text:p/></draw:line></text:p>
      <text:p text:style-name="Standard"/>
      <text:p text:style-name="Standard"><draw:custom-shape text:anchor-type="paragraph" draw:z-index="97" draw:style-name="gr5" draw:text-style-name="P8" svg:width="3.433cm" svg:height="1.549cm" svg:x="2.505cm" svg:y="0.284cm"><text:p text:style-name="P3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5" draw:text-style-name="P8" svg:width="3.433cm" svg:height="1.549cm" svg:x="10.931cm" svg:y="0.22cm"><text:p text:style-name="P3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9" draw:style-name="gr12" draw:text-style-name="P3" svg:x1="4.179cm" svg:y1="0.372cm" svg:x2="4.17cm" svg:y2="1.222cm"><text:p/></draw:line><draw:line text:anchor-type="paragraph" draw:z-index="111" draw:style-name="gr12" draw:text-style-name="P3" svg:x1="12.679cm" svg:y1="0.309cm" svg:x2="12.67cm" svg:y2="1.159cm"><text:p/></draw:line></text:p>
      <text:p text:style-name="Standard"/>
      <text:p text:style-name="Standard"><draw:custom-shape text:anchor-type="paragraph" draw:z-index="100" draw:style-name="gr5" draw:text-style-name="P8" svg:width="3.433cm" svg:height="1.549cm" svg:x="2.469cm" svg:y="0.305cm"><text:p text:style-name="P3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style-name="gr5" draw:text-style-name="P8" svg:width="3.433cm" svg:height="1.549cm" svg:x="10.906cm" svg:y="0.22cm"><text:p text:style-name="P3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3" draw:style-name="gr12" draw:text-style-name="P3" svg:x1="4.179cm" svg:y1="0.394cm" svg:x2="4.17cm" svg:y2="1.244cm"><text:p/></draw:line><draw:line text:anchor-type="paragraph" draw:z-index="114" draw:style-name="gr12" draw:text-style-name="P3" svg:x1="12.71cm" svg:y1="0.309cm" svg:x2="12.701cm" svg:y2="1.159cm"><text:p/></draw:line></text:p>
      <text:p text:style-name="Standard"/>
      <text:p text:style-name="Standard"><draw:line text:anchor-type="paragraph" draw:z-index="115" draw:style-name="gr12" draw:text-style-name="P3" svg:x1="12.7cm" svg:y1="0.27cm" svg:x2="4.17cm" svg:y2="0.27cm"><text:p/></draw:line></text:p>
      <text:p text:style-name="Standard"><draw:custom-shape text:anchor-type="paragraph" draw:z-index="116" draw:style-name="gr5" draw:text-style-name="P8" svg:width="3.024cm" svg:height="1.549cm" svg:x="6.854cm" svg:y="0.143cm"><text:p text:style-name="P3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7" draw:style-name="gr12" draw:text-style-name="P3" svg:x1="8.295cm" svg:y1="0.231cm" svg:x2="8.295cm" svg:y2="0.949cm"><text:p/></draw:line></text:p>
      <text:p text:style-name="Standard"/>
      <text:p text:style-name="Standard"><draw:ellipse text:anchor-type="paragraph" draw:z-index="118" draw:style-name="gr12" draw:text-style-name="P3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9" draw:style-name="gr12" draw:text-style-name="P3" svg:width="0.909cm" svg:height="0.888cm" svg:x="4.098cm" svg:y="0.06cm"><text:p/></draw:ellipse></text:p>
      <text:p text:style-name="Standard"/>
      <text:p text:style-name="Standard"><draw:line text:anchor-type="paragraph" draw:z-index="121" draw:style-name="gr12" draw:text-style-name="P3" svg:x1="4.591cm" svg:y1="0.053cm" svg:x2="4.591cm" svg:y2="0.771cm"><text:p/></draw:line></text:p>
      <text:p text:style-name="Standard"><draw:custom-shape text:anchor-type="paragraph" draw:z-index="120" draw:style-name="gr5" draw:text-style-name="P8" svg:width="3.73cm" svg:height="1.549cm" svg:x="2.759cm" svg:y="0.284cm"><text:p text:style-name="P3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12" draw:text-style-name="P3" svg:x1="8.617cm" svg:y1="11.58cm" svg:x2="8.617cm" svg:y2="0.409cm"><text:p/></draw:line><draw:line text:anchor-type="paragraph" draw:z-index="137" draw:style-name="gr12" draw:text-style-name="P3" svg:x1="8.617cm" svg:y1="0.409cm" svg:x2="11.545cm" svg:y2="0.409cm"><text:p/></draw:line><draw:line text:anchor-type="paragraph" draw:z-index="138" draw:style-name="gr12" draw:text-style-name="P3" svg:x1="11.544cm" svg:y1="0.345cm" svg:x2="11.544cm" svg:y2="1.063cm"><text:p/></draw:line></text:p>
      <text:p text:style-name="Standard"/>
      <text:p text:style-name="Standard"><draw:custom-shape text:anchor-type="paragraph" draw:z-index="131" draw:style-name="gr5" draw:text-style-name="P8" svg:width="3.73cm" svg:height="1.549cm" svg:x="9.712cm" svg:y="0.09cm"><text:p text:style-name="P3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2" draw:style-name="gr12" draw:text-style-name="P3" svg:x1="4.617cm" svg:y1="0.372cm" svg:x2="4.617cm" svg:y2="1.09cm"><text:p/></draw:line></text:p>
      <text:p text:style-name="Standard"/>
      <text:p text:style-name="Standard"><draw:custom-shape text:anchor-type="paragraph" draw:z-index="123" draw:style-name="gr5" draw:text-style-name="P8" svg:width="3.73cm" svg:height="1.549cm" svg:x="2.759cm" svg:y="0.115cm"><text:p text:style-name="P3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2" draw:text-style-name="P3" svg:x1="11.571cm" svg:y1="0.178cm" svg:x2="11.571cm" svg:y2="0.896cm"><text:p/></draw:line></text:p>
      <text:p text:style-name="Standard"/>
      <text:p text:style-name="Standard"><draw:custom-shape text:anchor-type="paragraph" draw:z-index="132" draw:style-name="gr5" draw:text-style-name="P8" svg:width="3.73cm" svg:height="1.549cm" svg:x="9.712cm" svg:y="0cm"><text:p text:style-name="P3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6" draw:style-name="gr12" draw:text-style-name="P3" svg:x1="4.617cm" svg:y1="0.203cm" svg:x2="4.617cm" svg:y2="0.921cm"><text:p/></draw:line></text:p>
      <text:p text:style-name="Standard"/>
      <text:p text:style-name="Standard"><draw:custom-shape text:anchor-type="paragraph" draw:z-index="124" draw:style-name="gr5" draw:text-style-name="P8" svg:width="3.73cm" svg:height="1.549cm" svg:x="2.759cm" svg:y="0.026cm"><text:p text:style-name="P3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12" draw:text-style-name="P3" svg:x1="11.571cm" svg:y1="0.088cm" svg:x2="11.571cm" svg:y2="0.806cm"><text:p/></draw:line></text:p>
      <text:p text:style-name="Standard"><draw:custom-shape text:anchor-type="paragraph" draw:z-index="139" draw:style-name="gr5" draw:text-style-name="P8" svg:width="3.73cm" svg:height="1.549cm" svg:x="9.712cm" svg:y="0.266cm"><text:p text:style-name="P3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7" draw:style-name="gr12" draw:text-style-name="P3" svg:x1="4.617cm" svg:y1="0.114cm" svg:x2="4.617cm" svg:y2="0.832cm"><text:p/></draw:line></text:p>
      <text:p text:style-name="Standard"><draw:custom-shape text:anchor-type="paragraph" draw:z-index="125" draw:style-name="gr5" draw:text-style-name="P8" svg:width="3.73cm" svg:height="1.549cm" svg:x="2.759cm" svg:y="0.277cm"><text:p text:style-name="P3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2" draw:text-style-name="P3" svg:x1="11.571cm" svg:y1="0.36cm" svg:x2="11.571cm" svg:y2="1.078cm"><text:p/></draw:line></text:p>
      <text:p text:style-name="Standard"/>
      <text:p text:style-name="Standard"><draw:custom-shape text:anchor-type="paragraph" draw:z-index="140" draw:style-name="gr5" draw:text-style-name="P8" svg:width="3.73cm" svg:height="1.549cm" svg:x="9.765cm" svg:y="0.104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2" draw:text-style-name="P3" svg:x1="4.591cm" svg:y1="0.365cm" svg:x2="4.591cm" svg:y2="1.083cm"><text:p/></draw:line></text:p>
      <text:p text:style-name="Standard"/>
      <text:p text:style-name="Standard"><draw:custom-shape text:anchor-type="paragraph" draw:z-index="128" draw:style-name="gr5" draw:text-style-name="P8" svg:width="3.73cm" svg:height="1.549cm" svg:x="2.759cm" svg:y="0.064cm"><text:p text:style-name="P3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12" draw:text-style-name="P3" svg:x1="11.569cm" svg:y1="0.192cm" svg:x2="11.569cm" svg:y2="0.91cm"><text:p/></draw:line></text:p>
      <text:p text:style-name="Standard"/>
      <text:p text:style-name="Standard"><draw:custom-shape text:anchor-type="paragraph" draw:z-index="141" draw:style-name="gr5" draw:text-style-name="P8" svg:width="3.73cm" svg:height="1.549cm" svg:x="9.791cm" svg:y="0.023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0" draw:style-name="gr12" draw:text-style-name="P3" svg:x1="4.598cm" svg:y1="0.151cm" svg:x2="4.598cm" svg:y2="0.869cm"><text:p/></draw:line></text:p>
      <text:p text:style-name="Standard"><draw:line text:anchor-type="paragraph" draw:z-index="135" draw:style-name="gr12" draw:text-style-name="P3" svg:x1="4.598cm" svg:y1="0.383cm" svg:x2="8.669cm" svg:y2="0.383cm"><text:p/></draw:line></text:p>
      <text:p text:style-name="Standard"><draw:line text:anchor-type="paragraph" draw:z-index="144" draw:style-name="gr12" draw:text-style-name="P3" svg:x1="11.518cm" svg:y1="0.111cm" svg:x2="11.518cm" svg:y2="0.829cm"><text:p/></draw:line></text:p>
      <text:p text:style-name="Standard"><draw:ellipse text:anchor-type="paragraph" draw:z-index="145" draw:style-name="gr12" draw:text-style-name="P3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52" draw:style-name="gr15" draw:text-style-name="P9" svg:width="3.566cm" svg:height="0.63cm" svg:x="6.415cm" svg:y="0.469cm"><draw:text-box><text:p><text:span text:style-name="T6">MrBarnes</text:span></text:p></draw:text-box></draw:frame></text:p>
      <text:p text:style-name="Standard"/>
      <text:p text:style-name="Standard"><draw:custom-shape text:anchor-type="paragraph" draw:z-index="147" draw:style-name="gr2" svg:width="3.62cm" svg:height="1.255cm" draw:transform="rotate (-1.57079632679579) translate (8.58131944444444cm 0.1252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frame text:anchor-type="paragraph" draw:z-index="151" draw:style-name="gr15" draw:text-style-name="P9" svg:width="3.566cm" svg:height="0.63cm" svg:x="2.431cm" svg:y="0.485cm"><draw:text-box><text:p><text:span text:style-name="T6">TutorRedirector</text:span></text:p></draw:text-box></draw:frame></text:p>
      <text:p text:style-name="Standard"/>
      <text:p text:style-name="Standard"><draw:custom-shape text:anchor-type="paragraph" draw:z-index="146" draw:style-name="gr2" svg:width="5.03cm" svg:height="1.671cm" draw:transform="rotate (-1.57079632679579) translate (4.59845833333333cm 0.27516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line text:anchor-type="paragraph" draw:z-index="148" draw:style-name="gr14" draw:text-style-name="P3" svg:x1="4.598cm" svg:y1="0.492cm" svg:x2="7.327cm" svg:y2="0.439cm"><text:p/></draw:line></text:p>
      <text:p text:style-name="Standard"/>
      <text:p text:style-name="Standard"><draw:frame text:anchor-type="paragraph" draw:z-index="158" draw:style-name="gr15" draw:text-style-name="P10" svg:width="3.566cm" svg:height="0.63cm" svg:x="11.081cm" svg:y="0.464cm"><draw:text-box><text:p><text:span text:style-name="T7">embedding</text:span></text:p></draw:text-box></draw:frame></text:p>
      <text:p text:style-name="Standard"><draw:line text:anchor-type="paragraph" draw:z-index="162" draw:style-name="gr7" draw:text-style-name="P3" svg:x1="3.191cm" svg:y1="1.083cm" svg:x2="4.239cm" svg:y2="0.369cm"><text:p/></draw:line></text:p>
      <text:p text:style-name="Standard"><draw:custom-shape text:anchor-type="paragraph" draw:z-index="0" draw:style-name="gr1" svg:width="6.317cm" svg:height="4.666cm" svg:x="7.989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style-name="gr2" draw:text-style-name="P3" svg:width="0.525cm" svg:height="0.498cm" svg:x="3.297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0" draw:style-name="gr2" svg:width="3.62cm" svg:height="1.255cm" draw:transform="rotate (-1.57079632679579) translate (8.60954166666667cm 0.047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54" draw:style-name="gr14" draw:text-style-name="P3" svg:x1="0.616cm" svg:y1="0.056cm" svg:x2="2.928cm" svg:y2="0.049cm"><text:p/></draw:line><draw:custom-shape text:anchor-type="paragraph" draw:z-index="155" draw:style-name="gr2" svg:width="3.62cm" svg:height="1.255cm" draw:transform="rotate (-1.57079632679579) translate (12.8816805555556cm 0.105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166" draw:style-name="gr16" draw:text-style-name="P3" svg:width="0.368cm" svg:height="1.128cm" svg:x="7.805cm" svg:y="0.38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line text:anchor-type="paragraph" draw:z-index="149" draw:style-name="gr14" draw:text-style-name="P3" svg:x1="4.627cm" svg:y1="0.372cm" svg:x2="7.356cm" svg:y2="0.319cm"><text:p/></draw:line><draw:line text:anchor-type="paragraph" draw:z-index="157" draw:style-name="gr14" draw:text-style-name="P3" svg:x1="8.61cm" svg:y1="0.476cm" svg:x2="11.628cm" svg:y2="0.439cm"><text:p/></draw:line></text:p>
      <text:p text:style-name="Standard"/>
      <text:p text:style-name="Standard"/>
      <text:p text:style-name="Standard"><draw:frame text:anchor-type="paragraph" draw:z-index="153" draw:style-name="gr15" draw:text-style-name="P9" svg:width="3.566cm" svg:height="0.63cm" svg:x="6.234cm" svg:y="0.148cm"><draw:text-box><text:p><text:span text:style-name="T6">MrWho</text:span></text:p></draw:text-box></draw:frame></text:p>
      <text:p text:style-name="Standard"><draw:frame text:anchor-type="paragraph" draw:z-index="156" draw:style-name="gr15" draw:text-style-name="P9" svg:width="3.566cm" svg:height="0.63cm" svg:x="9.534cm" svg:y="0.106cm"><draw:text-box><text:p><text:span text:style-name="T6">Tutor Director</text:span></text:p></draw:text-box></draw:frame></text:p>
      <text:p text:style-name="Standard"/>
      <text:p text:style-name="Standard"/>
      <text:p text:style-name="Standard"><draw:line text:anchor-type="paragraph" draw:z-index="160" draw:style-name="gr7" draw:text-style-name="P3" svg:x1="0.937cm" svg:y1="1.082cm" svg:x2="2.064cm" svg:y2="0.399cm"><text:p/></draw:line><draw:custom-shape text:anchor-type="paragraph" draw:z-index="167" draw:style-name="gr1" svg:width="1.206cm" svg:height="0.782cm" svg:x="11.815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4" draw:style-name="gr16" draw:text-style-name="P3" svg:width="0.368cm" svg:height="1.128cm" svg:x="6.126cm" svg:y="0.213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frame text:anchor-type="paragraph" draw:z-index="168" draw:style-name="gr15" draw:text-style-name="P9" svg:width="3.566cm" svg:height="0.63cm" svg:x="13.31cm" svg:y="0.009cm"><draw:text-box><text:p><text:span text:style-name="T6">Embedding</text:span></text:p></draw:text-box></draw:frame><draw:frame text:anchor-type="paragraph" draw:z-index="165" draw:style-name="gr15" draw:text-style-name="P9" svg:width="3.566cm" svg:height="0.63cm" svg:x="6.941cm" svg:y="0.019cm"><draw:text-box><text:p><text:span text:style-name="T6">Aggregation</text:span></text:p></draw:text-box></draw:frame><draw:frame text:anchor-type="paragraph" draw:z-index="163" draw:style-name="gr15" draw:text-style-name="P9" svg:width="3.566cm" svg:height="0.63cm" svg:x="2.221cm" svg:y="0.086cm"><draw:text-box><text:p><text:span text:style-name="T6">Redirection</text:span></text:p></draw:text-box></draw:frame><draw:custom-shape text:anchor-type="paragraph" draw:z-index="159" draw:style-name="gr2" draw:text-style-name="P3" svg:width="0.525cm" svg:height="0.498cm" svg:x="1.12cm" svg:y="0.071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69" draw:style-name="gr2" svg:width="13.867cm" svg:height="5.139cm" svg:x="1.513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70" draw:style-name="gr17" draw:text-style-name="P2" svg:width="7.34cm" svg:height="1.627cm" svg:x="2.011cm" svg:y="0.018cm"><draw:text-box><text:p><text:span text:style-name="T1">Service engine</text:span></text:p></draw:text-box></draw:frame><draw:custom-shape text:anchor-type="paragraph" draw:z-index="180" draw:style-name="gr18" draw:text-style-name="P3" svg:width="0.787cm" svg:height="1.022cm" svg:x="7.015cm" svg:y="0.15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1" draw:style-name="gr17" draw:text-style-name="P2" svg:width="4.248cm" svg:height="1.627cm" svg:x="8.04cm" svg:y="0.275cm"><draw:text-box><text:p><text:span text:style-name="T1">= Service behaviour</text:span></text:p></draw:text-box></draw:frame></text:p>
      <text:p text:style-name="Standard"/>
      <text:p text:style-name="Standard"/>
      <text:p text:style-name="Standard"><draw:custom-shape text:anchor-type="paragraph" draw:z-index="171" draw:style-name="gr2" svg:width="3.592cm" svg:height="2.805cm" svg:x="2.011cm" svg:y="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2" draw:style-name="gr2" svg:width="3.67cm" svg:height="2.805cm" svg:x="6.572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style-name="gr2" svg:width="3.617cm" svg:height="2.805cm" svg:x="11.187cm" svg:y="0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4" draw:style-name="gr17" draw:text-style-name="P2" svg:width="3.148cm" svg:height="1.627cm" svg:x="2.274cm" svg:y="0.457cm"><draw:text-box><text:p><text:span text:style-name="T1">Service session</text:span></text:p></draw:text-box></draw:frame><draw:frame text:anchor-type="paragraph" draw:z-index="175" draw:style-name="gr17" draw:text-style-name="P2" svg:width="3.148cm" svg:height="1.627cm" svg:x="6.914cm" svg:y="0.441cm"><draw:text-box><text:p><text:span text:style-name="T1">Service session</text:span></text:p></draw:text-box></draw:frame></text:p>
      <text:p text:style-name="Standard"><draw:frame text:anchor-type="paragraph" draw:z-index="176" draw:style-name="gr17" draw:text-style-name="P2" svg:width="3.148cm" svg:height="1.627cm" svg:x="11.502cm" svg:y="0.044cm"><draw:text-box><text:p><text:span text:style-name="T1">Service session</text:span></text:p></draw:text-box></draw:frame></text:p>
      <text:p text:style-name="Standard"><draw:custom-shape text:anchor-type="paragraph" draw:z-index="177" draw:style-name="gr18" draw:text-style-name="P3" svg:width="1.417cm" svg:height="1.678cm" svg:x="3.085cm" svg:y="0.178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8" draw:style-name="gr18" draw:text-style-name="P3" svg:width="1.417cm" svg:height="1.678cm" svg:x="7.673cm" svg:y="0.217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9" draw:style-name="gr18" draw:text-style-name="P3" svg:width="1.417cm" svg:height="1.678cm" svg:x="12.261cm" svg:y="0.176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182" draw:style-name="gr19" svg:width="13.579cm" svg:height="6.16cm" svg:x="1.436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3" draw:style-name="gr20" draw:text-style-name="P11" svg:width="0.944cm" svg:height="1.207cm" svg:x="2.039cm" svg:y="0.349cm"><draw:text-box><text:p><text:span text:style-name="T8">A</text:span></text:p></draw:text-box></draw:frame><draw:ellipse text:anchor-type="paragraph" draw:z-index="200" draw:style-name="gr27" draw:text-style-name="P3" svg:width="0.71cm" svg:height="0.735cm" svg:x="11.949cm" svg:y="0.42cm"><text:p text:style-name="P3">4</text:p></draw:ellipse></text:p>
      <text:p text:style-name="Standard"><draw:custom-shape text:anchor-type="paragraph" draw:z-index="184" draw:style-name="gr21" svg:width="2.726cm" svg:height="5.012cm" svg:x="5.108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6" draw:style-name="gr22" svg:width="2.726cm" svg:height="5.012cm" svg:x="8.7cm" svg:y="0.1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8" draw:style-name="gr23" draw:text-style-name="P14" svg:width="2.569cm" svg:height="1.234cm" svg:x="11.949cm" svg:y="0.242cm"><text:p text:style-name="P3"><text:span text:style-name="T10">F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5" draw:style-name="gr20" draw:text-style-name="P13" svg:width="0.944cm" svg:height="1.207cm" svg:x="5.394cm" svg:y="0.021cm"><draw:text-box><text:p text:style-name="P12"><text:span text:style-name="T9">B</text:span></text:p></draw:text-box></draw:frame><draw:frame text:anchor-type="paragraph" draw:z-index="187" draw:style-name="gr20" draw:text-style-name="P13" svg:width="0.944cm" svg:height="1.207cm" svg:x="8.932cm" svg:y="0.095cm"><draw:text-box><text:p text:style-name="P12"><text:span text:style-name="T9">C</text:span></text:p></draw:text-box></draw:frame><draw:frame text:anchor-type="paragraph" draw:z-index="194" draw:style-name="gr26" draw:text-style-name="P20" svg:width="0.71cm" svg:height="0.761cm" svg:x="3.743cm" svg:y="0.332cm"><draw:text-box><text:p text:style-name="P19"><text:span text:style-name="T13">f</text:span></text:p></draw:text-box></draw:frame><draw:custom-shape text:anchor-type="paragraph" draw:z-index="201" draw:style-name="gr30" draw:text-style-name="P3" svg:width="3.726cm" svg:height="1.128cm" draw:transform="rotate (-1.57079632679579) translate (15.1712083333333cm 0.171097222222222cm)"><text:p/><draw:enhanced-geometry svg:viewBox="0 0 21600 21600" draw:text-areas="0 0 21600 21600" draw:type="circular-arrow" draw:modifiers="-178.790429161518 -8.49873987281846 8449.6229650268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><draw:ellipse text:anchor-type="paragraph" draw:z-index="195" draw:style-name="gr27" draw:text-style-name="P3" svg:width="0.71cm" svg:height="0.735cm" svg:x="2.432cm" svg:y="0.238cm"><text:p text:style-name="P3">2</text:p></draw:ellipse></text:p>
      <text:p text:style-name="Standard"><draw:line text:anchor-type="paragraph" draw:z-index="193" draw:style-name="gr25" draw:text-style-name="P3" svg:x1="3.166cm" svg:y1="0.801cm" svg:x2="3.743cm" svg:y2="0.118cm"><text:p/></draw:line></text:p>
      <text:p text:style-name="Standard"><draw:custom-shape text:anchor-type="paragraph" draw:z-index="189" draw:style-name="gr23" draw:text-style-name="P14" svg:width="2.569cm" svg:height="1.234cm" svg:x="11.949cm" svg:y="0.028cm"><text:p text:style-name="P3"><text:span text:style-name="T10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1" draw:style-name="gr20" draw:text-style-name="P16" svg:width="0.944cm" svg:height="1.641cm" svg:x="2.432cm" svg:y="0.115cm"><draw:text-box><text:p text:style-name="P15"><text:span text:style-name="T11">P</text:span></text:p></draw:text-box></draw:frame></text:p>
      <text:p text:style-name="Standard"><draw:ellipse text:anchor-type="paragraph" draw:z-index="197" draw:style-name="gr27" draw:text-style-name="P3" svg:width="0.71cm" svg:height="0.735cm" svg:x="5.396cm" svg:y="0.004cm"><text:p text:style-name="P3">3</text:p></draw:ellipse></text:p>
      <text:p text:style-name="Standard"><draw:custom-shape text:anchor-type="paragraph" draw:z-index="196" draw:style-name="gr28" draw:text-style-name="P22" svg:width="2.098cm" svg:height="1.234cm" svg:x="5.445cm" svg:y="0.056cm"><text:p text:style-name="P21"><text:span text:style-name="T14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199" draw:style-name="gr27" draw:text-style-name="P3" svg:width="0.71cm" svg:height="0.735cm" svg:x="11.215cm" svg:y="0.258cm"><text:p text:style-name="P3">1</text:p></draw:ellipse></text:p>
      <text:p text:style-name="Standard"><draw:custom-shape text:anchor-type="paragraph" draw:z-index="190" draw:style-name="gr23" draw:text-style-name="P14" svg:width="2.569cm" svg:height="1.234cm" svg:x="11.949cm" svg:y="0.316cm"><text:p text:style-name="P3"><text:span text:style-name="T10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2" draw:style-name="gr24" draw:text-style-name="P18" svg:width="1.232cm" svg:height="1.071cm" svg:x="9.878cm" svg:y="0.374cm"><text:p text:style-name="P17"><text:span text:style-name="T12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98" draw:style-name="gr29" svg:width="0.735cm" svg:height="0.865cm" svg:x="11.215cm" svg:y="0.0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2-05-02T13:24:37</dc:date>
    <meta:editing-duration>PT22H31M9S</meta:editing-duration>
    <meta:editing-cycles>22</meta:editing-cycles>
    <meta:generator>LibreOffice/3.3$Linux LibreOffice_project/330m19$Build-8</meta:generator>
    <meta:document-statistic meta:table-count="0" meta:image-count="0" meta:object-count="0" meta:page-count="7" meta:paragraph-count="0" meta:word-count="0" meta:character-count="0"/>
  </office:meta>
</office:document-meta>
</file>